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39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18.631cm" svg:y="2.142cm">
            <draw:object draw:notify-on-update-of-ranges="Sheet1.A1:Sheet1.A6 Sheet1.B1:Sheet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1544" calcext:value-type="float">
            <text:p>0.001544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004562" calcext:value-type="float">
            <text:p>0.004562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005939" calcext:value-type="float">
            <text:p>0.005939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0.007144" calcext:value-type="float">
            <text:p>0.007144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007612" calcext:value-type="float">
            <text:p>0.0076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9T15:25:11.064180546</meta:creation-date>
    <dc:date>2023-01-09T17:16:30.501082568</dc:date>
    <meta:editing-duration>PT21M32S</meta:editing-duration>
    <meta:editing-cycles>3</meta:editing-cycles>
    <meta:generator>LibreOffice/6.4.7.2$Linux_X86_64 LibreOffice_project/40$Build-2</meta:generator>
    <meta:document-statistic meta:table-count="1" meta:cell-count="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1:Sheet1.B6" chart:data-source-has-labels="column" svg:x="0.32cm" svg:y="0.18cm" svg:width="12.508cm" svg:height="8.64cm">
          <chartooo:coordinate-region svg:x="1.418cm" svg:y="0.379cm" svg:width="11.038cm" svg:height="7.794cm"/>
          <chart:axis chart:dimension="x" chart:name="primary-x" chart:style-name="ch4" chartooo:axis-type="auto">
            <chartooo:date-scale/>
            <chart:categories table:cell-range-address="Sheet1.A1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6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1:Sheet1.A6</svg:desc>
                </draw:g>
              </table:table-cell>
              <table:table-cell office:value-type="float" office:value="0.001544">
                <text:p>0.001544</text:p>
                <draw:g>
                  <svg:desc>Sheet1.B1:Sheet1.B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04562">
                <text:p>0.004562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05342">
                <text:p>0.00534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05939">
                <text:p>0.00593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7144">
                <text:p>0.00714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7612">
                <text:p>0.0076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